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912" officeooo:paragraph-rsid="0017c91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c912" officeooo:paragraph-rsid="0017c912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</text:p>
      <text:p text:style-name="P1"/>
      <text:p text:style-name="P1">8<text:tab/>9<text:tab/>10<text:tab/></text:p>
      <text:p text:style-name="P1">Deleted Element=8</text:p>
      <text:p text:style-name="P1">9<text:tab/>10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20:40:10.867970053</meta:creation-date>
    <dc:date>2020-09-24T20:41:03.285117351</dc:date>
    <meta:editing-duration>PT53S</meta:editing-duration>
    <meta:editing-cycles>1</meta:editing-cycles>
    <meta:document-statistic meta:table-count="0" meta:image-count="0" meta:object-count="0" meta:page-count="1" meta:paragraph-count="4" meta:word-count="8" meta:character-count="35" meta:non-whitespace-character-count="29"/>
    <meta:generator>LibreOffice/6.4.5.2$Linux_X86_64 LibreOffice_project/40$Build-2</meta:generator>
  </office:meta>
</office:document-meta>
</file>